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ulka1" style:family="table">
      <style:table-properties style:width="9.989cm" fo:margin-left="0cm" fo:margin-top="0cm" fo:margin-bottom="0cm" table:align="left" style:writing-mode="lr-tb"/>
    </style:style>
    <style:style style:name="Tabulka1.A" style:family="table-column">
      <style:table-column-properties style:column-width="5.038cm"/>
    </style:style>
    <style:style style:name="Tabulka1.B" style:family="table-column">
      <style:table-column-properties style:column-width="4.949cm"/>
    </style:style>
    <style:style style:name="Tabulka1.1" style:family="table-row">
      <style:table-row-properties style:min-row-height="1.261cm" fo:keep-together="auto"/>
    </style:style>
    <style:style style:name="Tabulka1.A1" style:family="table-cell">
      <style:table-cell-properties style:vertical-align="middle" fo:padding-left="0.191cm" fo:padding-right="0.191cm" fo:padding-top="0cm" fo:padding-bottom="0cm" fo:border="0.5pt solid #00000a"/>
    </style:style>
    <style:style style:name="Tabulka1.2" style:family="table-row">
      <style:table-row-properties style:min-row-height="0.649cm" fo:keep-together="auto"/>
    </style:style>
    <style:style style:name="Tabulka1.5" style:family="table-row">
      <style:table-row-properties style:min-row-height="1.064cm" fo:keep-together="auto"/>
    </style:style>
    <style:style style:name="Tabulka1.6" style:family="table-row">
      <style:table-row-properties style:min-row-height="1.229cm" fo:keep-together="auto"/>
    </style:style>
    <style:style style:name="Tabulka1.7" style:family="table-row">
      <style:table-row-properties style:min-row-height="1.065cm" fo:keep-together="auto"/>
    </style:style>
    <style:style style:name="Tabulka1.15" style:family="table-row">
      <style:table-row-properties style:min-row-height="1.069cm" fo:keep-together="auto"/>
    </style:style>
    <style:style style:name="Tabulka2" style:family="table">
      <style:table-properties style:width="9.98cm" fo:margin-left="0cm" fo:margin-top="0cm" fo:margin-bottom="0cm" table:align="left" style:writing-mode="lr-tb"/>
    </style:style>
    <style:style style:name="Tabulka2.A" style:family="table-column">
      <style:table-column-properties style:column-width="5.032cm"/>
    </style:style>
    <style:style style:name="Tabulka2.B" style:family="table-column">
      <style:table-column-properties style:column-width="4.946cm"/>
    </style:style>
    <style:style style:name="Tabulka2.1" style:family="table-row">
      <style:table-row-properties style:min-row-height="1.399cm" fo:keep-together="auto"/>
    </style:style>
    <style:style style:name="Tabulka2.A1" style:family="table-cell">
      <style:table-cell-properties style:vertical-align="middle" fo:padding-left="0.191cm" fo:padding-right="0.191cm" fo:padding-top="0cm" fo:padding-bottom="0cm" fo:border="0.5pt solid #00000a"/>
    </style:style>
    <style:style style:name="Tabulka2.2" style:family="table-row">
      <style:table-row-properties style:min-row-height="0.72cm" fo:keep-together="auto"/>
    </style:style>
    <style:style style:name="Tabulka3" style:family="table">
      <style:table-properties style:width="9.992cm" fo:margin-left="0cm" fo:margin-top="0cm" fo:margin-bottom="0cm" table:align="left" style:writing-mode="lr-tb"/>
    </style:style>
    <style:style style:name="Tabulka3.A" style:family="table-column">
      <style:table-column-properties style:column-width="5.241cm"/>
    </style:style>
    <style:style style:name="Tabulka3.B" style:family="table-column">
      <style:table-column-properties style:column-width="4.75cm"/>
    </style:style>
    <style:style style:name="Tabulka3.1" style:family="table-row">
      <style:table-row-properties style:min-row-height="1.413cm" fo:keep-together="auto"/>
    </style:style>
    <style:style style:name="Tabulka3.A1" style:family="table-cell">
      <style:table-cell-properties style:vertical-align="middle" fo:padding-left="0.191cm" fo:padding-right="0.191cm" fo:padding-top="0cm" fo:padding-bottom="0cm" fo:border="0.5pt solid #00000a"/>
    </style:style>
    <style:style style:name="Tabulka3.2" style:family="table-row">
      <style:table-row-properties style:min-row-height="0.727cm" fo:keep-together="auto"/>
    </style:style>
    <style:style style:name="Tabulka4" style:family="table">
      <style:table-properties style:width="10.033cm" fo:margin-left="0cm" fo:margin-top="0cm" fo:margin-bottom="0cm" table:align="left" style:writing-mode="lr-tb"/>
    </style:style>
    <style:style style:name="Tabulka4.A" style:family="table-column">
      <style:table-column-properties style:column-width="5.061cm"/>
    </style:style>
    <style:style style:name="Tabulka4.B" style:family="table-column">
      <style:table-column-properties style:column-width="4.971cm"/>
    </style:style>
    <style:style style:name="Tabulka4.1" style:family="table-row">
      <style:table-row-properties style:min-row-height="1.392cm" fo:keep-together="auto"/>
    </style:style>
    <style:style style:name="Tabulka4.A1" style:family="table-cell">
      <style:table-cell-properties style:vertical-align="middle" fo:padding-left="0.191cm" fo:padding-right="0.191cm" fo:padding-top="0cm" fo:padding-bottom="0cm" fo:border="0.5pt solid #00000a"/>
    </style:style>
    <style:style style:name="Tabulka4.2" style:family="table-row">
      <style:table-row-properties style:min-row-height="0.716cm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3" style:family="paragraph" style:parent-style-name="Standard" style:master-page-name="Standard">
      <style:paragraph-properties fo:text-align="center" style:justify-single-word="false" style:page-number="auto"/>
    </style:style>
    <style:style style:name="P4" style:family="paragraph" style:parent-style-name="List_20_Paragraph" style:list-style-name="WWNum1"/>
    <style:style style:name="P5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</style:style>
    <style:style style:name="P6" style:family="paragraph" style:parent-style-name="List_20_Paragraph">
      <style:paragraph-properties fo:margin-left="0cm" fo:margin-right="0cm" fo:margin-top="0cm" fo:margin-bottom="0cm" loext:contextual-spacing="true" fo:line-height="100%" fo:text-align="center" style:justify-single-word="false" fo:text-indent="0cm" style:auto-text-indent="false"/>
    </style:style>
    <style:style style:name="T1" style:family="text">
      <style:text-properties fo:font-weight="bold" style:font-weight-asian="bold"/>
    </style:style>
    <style:style style:name="fr1" style:family="graphic" style:parent-style-name="Frame">
      <style:graphic-properties fo:margin-left="0.249cm" fo:margin-right="0.249cm" fo:margin-top="0cm" fo:margin-bottom="0cm" style:vertical-pos="from-top" style:vertical-rel="paragraph" style:horizontal-pos="from-left" style:horizontal-rel="page-content" draw:opacity="0%" fo:padding="0cm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Seznam smluv</text:span></text:p>
      <text:p text:style-name="P2"/>
      <text:p text:style-name="P1"/>
      <text:list xml:id="list3933654861" text:style-name="WWNum1">
        <text:list-item>
          <text:p text:style-name="P4">renovace a údržba interiérů</text:p>
        </text:list-item>
      </text:list>
      <text:p text:style-name="Standard"><draw:frame draw:style-name="fr1" draw:name="Rámec1" text:anchor-type="paragraph" svg:x="-0.199cm" svg:y="0.044cm" svg:width="9.989cm" draw:z-index="0"><draw:text-box fo:min-height="0cm"><table:table table:name="Tabulka1" table:style-name="Tabulka1"><table:table-column table:style-name="Tabulka1.A"/><table:table-column table:style-name="Tabulka1.B"/><table:table-row table:style-name="Tabulka1.1"><table:table-cell table:style-name="Tabulka1.A1" office:value-type="string"><text:p text:style-name="P6">Předmět</text:p></table:table-cell><table:table-cell table:style-name="Tabulka1.A1" office:value-type="string"><text:p text:style-name="P6">Firma</text:p></table:table-cell></table:table-row><table:table-row table:style-name="Tabulka1.2"><table:table-cell table:style-name="Tabulka1.A1" office:value-type="string"><text:p text:style-name="P5">Servis vzduchotechniky a klimatizačních jednotek </text:p></table:table-cell><table:table-cell table:style-name="Tabulka1.A1" office:value-type="string"><text:p text:style-name="P5">Energocentrum Plus, s.r.o</text:p></table:table-cell></table:table-row><table:table-row table:style-name="Tabulka1.2"><table:table-cell table:style-name="Tabulka1.A1" office:value-type="string"><text:p text:style-name="P5">Opravy a nátěry oken – veřejná zakázka</text:p></table:table-cell><table:table-cell table:style-name="Tabulka1.A1" office:value-type="string"><text:p text:style-name="P5">Tomáš Karban</text:p></table:table-cell></table:table-row><table:table-row table:style-name="Tabulka1.2"><table:table-cell table:style-name="Tabulka1.A1" office:value-type="string"><text:p text:style-name="P5">Dodávka solární soustav pro přípravu teplé vody v DS</text:p></table:table-cell><table:table-cell table:style-name="Tabulka1.A1" office:value-type="string"><text:p text:style-name="P5">Regulus spol. s r.o.</text:p></table:table-cell></table:table-row><table:table-row table:style-name="Tabulka1.5"><table:table-cell table:style-name="Tabulka1.A1" office:value-type="string"><text:p text:style-name="P5">Údržba výtahů</text:p></table:table-cell><table:table-cell table:style-name="Tabulka1.A1" office:value-type="string"><text:p text:style-name="P5">EURO VÝTAHY s r. o. </text:p></table:table-cell></table:table-row><table:table-row table:style-name="Tabulka1.6"><table:table-cell table:style-name="Tabulka1.A1" office:value-type="string"><text:p text:style-name="P5">Kontroly EPS </text:p></table:table-cell><table:table-cell table:style-name="Tabulka1.A1" office:value-type="string"><text:p text:style-name="P5">KELCOM Liberec, s.r.o.</text:p></table:table-cell></table:table-row><table:table-row table:style-name="Tabulka1.7"><table:table-cell table:style-name="Tabulka1.A1" office:value-type="string"><text:p text:style-name="P5">Revize EZS</text:p></table:table-cell><table:table-cell table:style-name="Tabulka1.A1" office:value-type="string"><text:p text:style-name="P5">KELCOM Liberec, s.r.o.</text:p></table:table-cell></table:table-row><table:table-row table:style-name="Tabulka1.2"><table:table-cell table:style-name="Tabulka1.A1" office:value-type="string"><text:p text:style-name="P5">Sanace vlhkého zdiva – veřejná zakázka</text:p></table:table-cell><table:table-cell table:style-name="Tabulka1.A1" office:value-type="string"><text:p text:style-name="P5">Interiérsystem s.r.o.</text:p></table:table-cell></table:table-row><table:table-row table:style-name="Tabulka1.2"><table:table-cell table:style-name="Tabulka1.A1" office:value-type="string"><text:p text:style-name="P5">Údržba a opravy dieselagregátu</text:p></table:table-cell><table:table-cell table:style-name="Tabulka1.A1" office:value-type="string"><text:p text:style-name="P5">ENLON s.r.o.</text:p></table:table-cell></table:table-row><table:table-row table:style-name="Tabulka1.2"><table:table-cell table:style-name="Tabulka1.A1" office:value-type="string"><text:p text:style-name="P5">Projekt – Evakuační výtah – veřejná zakázka</text:p></table:table-cell><table:table-cell table:style-name="Tabulka1.A1" office:value-type="string"><text:p text:style-name="P5">Stavební projekce LINEK CZ </text:p></table:table-cell></table:table-row><table:table-row table:style-name="Tabulka1.2"><table:table-cell table:style-name="Tabulka1.A1" office:value-type="string"><text:p text:style-name="P5">Stavební úpravy místností č. 228 a č. 328 – veřejná zakázka</text:p></table:table-cell><table:table-cell table:style-name="Tabulka1.A1" office:value-type="string"><text:p text:style-name="P5">Interiérsystem s.r.o.</text:p></table:table-cell></table:table-row><table:table-row table:style-name="Tabulka1.2"><table:table-cell table:style-name="Tabulka1.A1" office:value-type="string"><text:p text:style-name="P5">Přístavba evakuačního výtahu – veřejná zakázka</text:p></table:table-cell><table:table-cell table:style-name="Tabulka1.A1" office:value-type="string"><text:p text:style-name="P5">Ravion s.r.o.</text:p></table:table-cell></table:table-row><table:table-row table:style-name="Tabulka1.2"><table:table-cell table:style-name="Tabulka1.A1" office:value-type="string"><text:p text:style-name="P5">Provoz a servis kotelny, servis vzduchotechniky</text:p></table:table-cell><table:table-cell table:style-name="Tabulka1.A1" office:value-type="string"><text:p text:style-name="P5">Energocentrum Plus, s.r.o.</text:p></table:table-cell></table:table-row><table:table-row table:style-name="Tabulka1.2"><table:table-cell table:style-name="Tabulka1.A1" office:value-type="string"><text:p text:style-name="P5">TDI stavby – evakuační výtah – veřejná zakázka</text:p></table:table-cell><table:table-cell table:style-name="Tabulka1.A1" office:value-type="string"><text:p text:style-name="P5">JK Stavitel s. r. o. </text:p></table:table-cell></table:table-row><table:table-row table:style-name="Tabulka1.15"><table:table-cell table:style-name="Tabulka1.A1" office:value-type="string"><text:p text:style-name="P5">Servisní smlouva</text:p></table:table-cell><table:table-cell table:style-name="Tabulka1.A1" office:value-type="string"><text:p text:style-name="P5">Ctibůrek výtahy</text:p></table:table-cell></table:table-row></table:table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2. nákup a údržba nábytku,</text:p>
      <text:p text:style-name="Standard"><draw:frame draw:style-name="fr1" draw:name="Rámec2" text:anchor-type="paragraph" svg:x="-0.199cm" svg:y="0.044cm" svg:width="9.98cm" draw:z-index="1"><draw:text-box fo:min-height="0cm"><table:table table:name="Tabulka2" table:style-name="Tabulka2"><table:table-column table:style-name="Tabulka2.A"/><table:table-column table:style-name="Tabulka2.B"/><table:table-row table:style-name="Tabulka2.1"><table:table-cell table:style-name="Tabulka2.A1" office:value-type="string"><text:p text:style-name="P5">Předmět </text:p></table:table-cell><table:table-cell table:style-name="Tabulka2.A1" office:value-type="string"><text:p text:style-name="P5">Firma</text:p></table:table-cell></table:table-row><table:table-row table:style-name="Tabulka2.2"><table:table-cell table:style-name="Tabulka2.A1" office:value-type="string"><text:p text:style-name="P5">Servisní smlouva</text:p></table:table-cell><table:table-cell table:style-name="Tabulka2.A1" office:value-type="string"><text:p text:style-name="P5">Linet spol. s r.o.</text:p></table:table-cell></table:table-row><table:table-row table:style-name="Tabulka2.2"><table:table-cell table:style-name="Tabulka2.A1" office:value-type="string"><text:p text:style-name="P5">Servis a údržba zvedáku</text:p></table:table-cell><table:table-cell table:style-name="Tabulka2.A1" office:value-type="string"><text:p text:style-name="P5">Dartin spol. s r.o.</text:p></table:table-cell></table:table-row></table:table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3. úklidových prací a technologie úklidových prací</text:p>
      <text:p text:style-name="Standard"><draw:frame draw:style-name="fr1" draw:name="Rámec3" text:anchor-type="paragraph" svg:x="-0.199cm" svg:y="0.044cm" svg:width="9.992cm" draw:z-index="2"><draw:text-box fo:min-height="0cm"><table:table table:name="Tabulka3" table:style-name="Tabulka3"><table:table-column table:style-name="Tabulka3.A"/><table:table-column table:style-name="Tabulka3.B"/><table:table-row table:style-name="Tabulka3.1"><table:table-cell table:style-name="Tabulka3.A1" office:value-type="string"><text:p text:style-name="P5">Předmět </text:p></table:table-cell><table:table-cell table:style-name="Tabulka3.A1" office:value-type="string"><text:p text:style-name="P5">Firma</text:p></table:table-cell></table:table-row><table:table-row table:style-name="Tabulka3.2"><table:table-cell table:style-name="Tabulka3.A1" office:value-type="string"><text:p text:style-name="P5">Úklidové práce</text:p></table:table-cell><table:table-cell table:style-name="Tabulka3.A1" office:value-type="string"><text:p text:style-name="P5">CLEAN International spol. s r.o.</text:p></table:table-cell></table:table-row><table:table-row table:style-name="Tabulka3.2"><table:table-cell table:style-name="Tabulka3.A1" office:value-type="string"><text:p text:style-name="P5">Úklidové služby</text:p></table:table-cell><table:table-cell table:style-name="Tabulka3.A1" office:value-type="string"><text:p text:style-name="P5">ZENOVA services s.r.o.</text:p></table:table-cell></table:table-row><table:table-row table:style-name="Tabulka3.2"><table:table-cell table:style-name="Tabulka3.A1" office:value-type="string"><text:p text:style-name="P5">Sběr odvoz odpadu, rozmístění nádob</text:p></table:table-cell><table:table-cell table:style-name="Tabulka3.A1" office:value-type="string"><text:p text:style-name="P5">IPODEC – ČISTÉ MĚSTO a.s.</text:p></table:table-cell></table:table-row><table:table-row table:style-name="Tabulka3.2"><table:table-cell table:style-name="Tabulka3.A1" office:value-type="string"><text:p text:style-name="P5">Úklidové služby – veřejná zakázka</text:p></table:table-cell><table:table-cell table:style-name="Tabulka3.A1" office:value-type="string"><text:p text:style-name="P5">PREMIO INVEST s.r.o.</text:p></table:table-cell></table:table-row></table:table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4. údržby zeleně – vlastní zaměstnanci</text:p>
      <text:p text:style-name="Standard"/>
      <text:p text:style-name="Standard"/>
      <text:p text:style-name="Standard">5. stravování a technologie stravovacího provozu </text:p>
      <text:p text:style-name="Standard"><draw:frame draw:style-name="fr1" draw:name="Rámec4" text:anchor-type="paragraph" svg:x="-0.199cm" svg:y="0.044cm" svg:width="10.033cm" draw:z-index="3"><draw:text-box fo:min-height="0cm"><table:table table:name="Tabulka4" table:style-name="Tabulka4"><table:table-column table:style-name="Tabulka4.A"/><table:table-column table:style-name="Tabulka4.B"/><table:table-row table:style-name="Tabulka4.1"><table:table-cell table:style-name="Tabulka4.A1" office:value-type="string"><text:p text:style-name="P5">Předmět </text:p></table:table-cell><table:table-cell table:style-name="Tabulka4.A1" office:value-type="string"><text:p text:style-name="P5">Firma</text:p></table:table-cell></table:table-row><table:table-row table:style-name="Tabulka4.2"><table:table-cell table:style-name="Tabulka4.A1" office:value-type="string"><text:p text:style-name="P5">Dodávka masa a uzenin</text:p></table:table-cell><table:table-cell table:style-name="Tabulka4.A1" office:value-type="string"><text:p text:style-name="P5">Maso – uzeniny Miloš Křeček KK</text:p></table:table-cell></table:table-row><table:table-row table:style-name="Tabulka4.2"><table:table-cell table:style-name="Tabulka4.A1" office:value-type="string"><text:p text:style-name="P5">Dodávka mraženého zboží </text:p></table:table-cell><table:table-cell table:style-name="Tabulka4.A1" office:value-type="string"><text:p text:style-name="P5">Vodňany</text:p></table:table-cell></table:table-row><table:table-row table:style-name="Tabulka4.2"><table:table-cell table:style-name="Tabulka4.A1" office:value-type="string"><text:p text:style-name="P5">Nákup pekařského, cukrářského a mlýnského zboží </text:p></table:table-cell><table:table-cell table:style-name="Tabulka4.A1" office:value-type="string"><text:p text:style-name="P5">PENAM, a.s.</text:p></table:table-cell></table:table-row><table:table-row table:style-name="Tabulka4.2"><table:table-cell table:style-name="Tabulka4.A1" office:value-type="string"><text:p text:style-name="P5">Dodávka potravinářských výrobků</text:p></table:table-cell><table:table-cell table:style-name="Tabulka4.A1" office:value-type="string"><text:p text:style-name="P5">ALIMPEX FOOD, a. s.</text:p></table:table-cell></table:table-row><table:table-row table:style-name="Tabulka4.2"><table:table-cell table:style-name="Tabulka4.A1" office:value-type="string"><text:p text:style-name="P5">Dodávka jatečné drůbeže</text:p></table:table-cell><table:table-cell table:style-name="Tabulka4.A1" office:value-type="string"><text:p text:style-name="P5">Vodňanská drůbež, a.s.</text:p></table:table-cell></table:table-row><table:table-row table:style-name="Tabulka4.2"><table:table-cell table:style-name="Tabulka4.A1" office:value-type="string"><text:p text:style-name="P5">Dodávka vajec</text:p></table:table-cell><table:table-cell table:style-name="Tabulka4.A1" office:value-type="string"><text:p text:style-name="P5">Ing. Jaroslav Bačina</text:p></table:table-cell></table:table-row><table:table-row table:style-name="Tabulka4.2"><table:table-cell table:style-name="Tabulka4.A1" office:value-type="string"><text:p text:style-name="P5">Umístění potravinářského automatu</text:p></table:table-cell><table:table-cell table:style-name="Tabulka4.A1" office:value-type="string"><text:p text:style-name="P5">TORS CF, v.o.s</text:p></table:table-cell></table:table-row></table:table></draw:text-box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cs" fo:country="CZ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cs" fo:country="CZ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Calibri" fo:font-family="Calibri" style:font-family-generic="roman" style:font-pitch="variable" style:language-asian="cs" style:country-asian="CZ"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ext_20_bubliny_20_Char" style:display-name="Text bubliny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language-asian="cs" style:country-asian="CZ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963cm"/>
        </style:list-level-properties>
        <style:text-properties fo:font-family="Calibri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233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503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73cm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7.043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313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83cm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853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12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ie Šimončičová</meta:initial-creator>
    <dc:creator>Lucie Šimončičová</dc:creator>
    <meta:editing-cycles>5</meta:editing-cycles>
    <meta:print-date>2018-05-10T08:49:00</meta:print-date>
    <meta:creation-date>2018-05-11T11:34:00</meta:creation-date>
    <dc:date>2018-05-11T12:06:00</dc:date>
    <meta:editing-duration>PT30M</meta:editing-duration>
    <meta:generator>LibreOffice/5.3.1.2$Linux_X86_64 LibreOffice_project/30m0$Build-2</meta:generator>
    <meta:document-statistic meta:table-count="4" meta:image-count="0" meta:object-count="0" meta:page-count="2" meta:paragraph-count="68" meta:word-count="236" meta:character-count="1620" meta:non-whitespace-character-count="143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